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Bag.containsAll( Bag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apBag.removeAll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apBag.retainAll( Bag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apBa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pBag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uniqu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Bag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do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g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tableInteg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remove( Object object , int nCop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pBag.retain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Bag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MapBag.contains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Integer.MutableIntege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apBag.to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apBag.AbstractMap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toArray( Objec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pBag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g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apBag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apBag.getCoun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pBag.add( Object object , int nCop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apBag.add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apBag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AbstractMapBag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g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Bag.remov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Integ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Bag.doReadObject( Map map ,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gIterator.BagIterator( AbstractMapBag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